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 fo:font-family="Calibri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cm" svg:height="1.75cm" svg:x="2.25cm" svg:y="4.25cm">
          <text:p text:style-name="P1">Aviso de presencia de personas herid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75cm" svg:x="5.75cm" svg:y="2cm">
          <text:p text:style-name="P1">Estudio del terren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75cm" svg:x="11cm" svg:y="2cm">
          <text:p text:style-name="P1">Elaboración de plan de resc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75cm" svg:x="14.75cm" svg:y="5.5cm">
          <text:p text:style-name="P1">Valoración medica del heri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75cm" svg:x="11.25cm" svg:y="9.25cm">
          <text:p text:style-name="P1">Eliminación de obstáculo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75cm" svg:x="5.75cm" svg:y="9.25cm">
          <text:p text:style-name="P1">Primeros auxil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75cm" svg:x="2.25cm" svg:y="6.75cm">
          <text:p text:style-name="P1">Traslado a hospit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cm" svg:y1="4.25cm" svg:x2="5.75cm" svg:y2="2.75cm">
          <text:p/>
        </draw:line>
        <draw:line draw:style-name="gr2" draw:text-style-name="P2" draw:layer="layout" svg:x1="15cm" svg:y1="3cm" svg:x2="16.75cm" svg:y2="5.5cm">
          <text:p/>
        </draw:line>
        <draw:line draw:style-name="gr2" draw:text-style-name="P2" draw:layer="layout" svg:x1="9.75cm" svg:y1="2.75cm" svg:x2="11cm" svg:y2="2.75cm">
          <text:p/>
        </draw:line>
        <draw:line draw:style-name="gr2" draw:text-style-name="P2" draw:layer="layout" svg:x1="16.75cm" svg:y1="7.25cm" svg:x2="15.25cm" svg:y2="10.25cm">
          <text:p/>
        </draw:line>
        <draw:line draw:style-name="gr2" draw:text-style-name="P2" draw:layer="layout" svg:x1="11.25cm" svg:y1="10.25cm" svg:x2="9.75cm" svg:y2="10.25cm">
          <text:p/>
        </draw:line>
        <draw:line draw:style-name="gr2" draw:text-style-name="P2" draw:layer="layout" svg:x1="5.75cm" svg:y1="10.25cm" svg:x2="3.7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6-08T14:05:58</meta:creation-date>
    <dc:date>2017-06-08T14:17:31</dc:date>
    <dc:creator>Raul Cebolla</dc:creator>
    <meta:editing-duration>PT11M33S</meta:editing-duration>
    <meta:editing-cycles>1</meta:editing-cycles>
    <meta:document-statistic meta:object-count="13"/>
    <meta:generator>OpenOffice/4.1.3$Win32 OpenOffice.org_project/413m1$Build-9783</meta:generator>
  </office:meta>
</office:document-meta>
</file>